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1000001F05A786CCEA466CB0A.jpg" manifest:media-type="image/jpeg"/>
  <manifest:file-entry manifest:full-path="Pictures/10000000000001F400000122A289821E6E8D4A18.jpg" manifest:media-type="image/jpeg"/>
  <manifest:file-entry manifest:full-path="Pictures/10000000000001F400000121D9F1BE755EB7539D.jpg" manifest:media-type="image/jpeg"/>
  <manifest:file-entry manifest:full-path="Pictures/10000201000001900000019071E6999117ADCA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4c7dc" draw:textarea-horizontal-align="justify" draw:textarea-vertical-align="middle" draw:auto-grow-height="false" fo:min-height="14.836cm" fo:min-width="26.2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3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75cm" fo:min-width="5.562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ffff"/>
      <style:paragraph-properties style:writing-mode="lr-tb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T1" style:family="text">
      <style:text-properties fo:font-size="24pt"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Source Code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18cm" svg:height="15.086cm" svg:x="0.133cm" svg:y="0.0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33cm" svg:height="1.195cm" svg:x="16.144cm" svg:y="12.856cm">
          <draw:text-box>
            <text:p><text:span text:style-name="T1">Ordinateur</text:span></text:p>
          </draw:text-box>
        </draw:frame>
        <draw:frame draw:style-name="gr3" draw:text-style-name="P3" xml:id="id2" draw:id="id2" draw:layer="layout" svg:width="6.223cm" svg:height="6.223cm" svg:x="32.3cm" svg:y="3.677cm">
          <draw:image xlink:href="Pictures/10000201000001900000019071E6999117ADCA8D.png" xlink:type="simple" xlink:show="embed" xlink:actuate="onLoad" loext:mime-type="image/png">
            <text:p/>
          </draw:image>
        </draw:frame>
        <draw:frame draw:style-name="gr4" draw:text-style-name="P4" draw:layer="layout" svg:width="4.198cm" svg:height="0.962cm" svg:x="33.312cm" svg:y="10.097cm">
          <draw:text-box>
            <text:p><text:span text:style-name="T2">Gramophone</text:span></text:p>
          </draw:text-box>
        </draw:frame>
        <draw:frame draw:style-name="gr3" draw:text-style-name="P3" xml:id="id3" draw:id="id3" draw:layer="layout" svg:width="9.506cm" svg:height="5.494cm" svg:x="0.562cm" svg:y="0.415cm">
          <draw:image xlink:href="Pictures/10000000000001F400000121D9F1BE755EB7539D.jpg" xlink:type="simple" xlink:show="embed" xlink:actuate="onLoad" loext:mime-type="image/jpeg">
            <text:p/>
          </draw:image>
        </draw:frame>
        <draw:frame draw:style-name="gr5" draw:text-style-name="P4" draw:layer="layout" svg:width="4.795cm" svg:height="0.962cm" svg:x="2.918cm" svg:y="5.997cm">
          <draw:text-box>
            <text:p><text:span text:style-name="T2">Faust Web IDE</text:span></text:p>
          </draw:text-box>
        </draw:frame>
        <draw:frame draw:style-name="gr3" draw:text-style-name="P3" xml:id="id5" draw:id="id5" draw:layer="layout" svg:width="9.525cm" svg:height="5.525cm" svg:x="0.543cm" svg:y="8.415cm">
          <draw:image xlink:href="Pictures/10000000000001F400000122A289821E6E8D4A18.jpg" xlink:type="simple" xlink:show="embed" xlink:actuate="onLoad" loext:mime-type="image/jpeg">
            <text:p/>
          </draw:image>
        </draw:frame>
        <draw:frame draw:style-name="gr6" draw:text-style-name="P4" draw:layer="layout" svg:width="5.612cm" svg:height="0.962cm" svg:x="2.499cm" svg:y="13.997cm">
          <draw:text-box>
            <text:p><text:span text:style-name="T2">Faust PlayGround</text:span></text:p>
          </draw:text-box>
        </draw:frame>
        <draw:frame draw:style-name="gr3" draw:text-style-name="P3" xml:id="id1" draw:id="id1" draw:layer="layout" svg:width="6.572cm" svg:height="6.559cm" svg:x="19.929cm" svg:y="3.508cm">
          <draw:image xlink:href="Pictures/10000000000001F1000001F05A786CCEA466CB0A.jpg" xlink:type="simple" xlink:show="embed" xlink:actuate="onLoad" loext:mime-type="image/jpeg">
            <text:p/>
          </draw:image>
        </draw:frame>
        <draw:frame draw:style-name="gr7" draw:text-style-name="P4" draw:layer="layout" svg:width="4.409cm" svg:height="0.962cm" svg:x="21.011cm" svg:y="10.197cm">
          <draw:text-box>
            <text:p><text:span text:style-name="T2">GramoLoader</text:span></text:p>
          </draw:text-box>
        </draw:frame>
        <draw:connector draw:style-name="gr8" draw:text-style-name="P5" draw:layer="layout" svg:x1="26.501cm" svg:y1="6.787cm" svg:x2="32.3cm" svg:y2="6.788cm" draw:start-shape="id1" draw:start-glue-point="1" draw:end-shape="id2" draw:end-glue-point="3" svg:d="M26501 6787h2900v1h2899" svg:viewBox="0 0 5800 2">
          <text:p/>
        </draw:connector>
        <draw:frame draw:style-name="gr9" draw:text-style-name="P6" draw:layer="layout" svg:width="3.635cm" svg:height="0.962cm" svg:x="27.412cm" svg:y="6.324cm">
          <draw:text-box>
            <text:p><text:span text:style-name="T2">Câble USB</text:span></text:p>
          </draw:text-box>
        </draw:frame>
        <draw:custom-shape draw:style-name="gr10" draw:text-style-name="P3" xml:id="id4" draw:id="id4" draw:layer="layout" svg:width="6.096cm" svg:height="2.159cm" svg:x="12.302cm" svg:y="5.708cm">
          <text:p text:style-name="P7">Téléchargement de</text:p>
          <text:p text:style-name="P7"><text:span text:style-name="T3">binary.zi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10.068cm" svg:y1="3.162cm" svg:x2="12.302cm" svg:y2="6.788cm" draw:start-shape="id3" draw:start-glue-point="1" draw:end-shape="id4" draw:end-glue-point="5" svg:d="M10068 3162h1108v3626h1126" svg:viewBox="0 0 2235 3627">
          <text:p/>
        </draw:connector>
        <draw:connector draw:style-name="gr8" draw:text-style-name="P5" draw:layer="layout" svg:x1="10.068cm" svg:y1="11.177cm" svg:x2="12.302cm" svg:y2="6.788cm" draw:start-shape="id5" draw:start-glue-point="1" draw:end-shape="id4" draw:end-glue-point="5" svg:d="M10068 11177h1108v-4389h1126" svg:viewBox="0 0 2235 4390">
          <text:p/>
        </draw:connector>
        <draw:connector draw:style-name="gr8" draw:text-style-name="P5" draw:layer="layout" svg:x1="18.398cm" svg:y1="6.788cm" svg:x2="19.929cm" svg:y2="6.787cm" draw:start-shape="id4" draw:start-glue-point="7" draw:end-shape="id1" draw:end-glue-point="3" svg:d="M18398 6788h775v-1h756" svg:viewBox="0 0 1532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735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4.2$Linux_X86_64 LibreOffice_project/40$Build-2</meta:generator>
    <dc:date>2020-07-14T09:38:32.723970197</dc:date>
    <meta:editing-duration>PT28M58S</meta:editing-duration>
    <meta:editing-cycles>6</meta:editing-cycles>
    <meta:document-statistic meta:object-count="16"/>
  </office:meta>
</office:document-meta>
</file>